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79000000CEF3DB0FDCAF557DA6.png" manifest:media-type="image/png"/>
  <manifest:file-entry manifest:full-path="Pictures/100000000000000800000008B2AA4E6A4F6D2D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Courier 10 Pitch" svg:font-family="'Courier 10 Pitch'" style:font-adornments="Roman" style:font-pitch="fixed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SC Regular" svg:font-family="'Noto Sans Mono CJK SC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ba131a" draw:fill="bitmap" draw:fill-image-name="_35__20_Percent" draw:textarea-horizontal-align="justify" draw:textarea-vertical-align="middle" draw:auto-grow-height="false" fo:min-height="8.15cm" fo:min-width="13.699cm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95231f" draw:fill="bitmap" draw:fill-image-name="_35__20_Percent" draw:textarea-horizontal-align="justify" draw:textarea-vertical-align="middle" draw:auto-grow-height="false" fo:min-height="5.35cm" fo:min-width="20.7cm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auto-grow-height="true" fo:min-height="2.172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title">
      <style:graphic-properties fo:min-height="2.1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40pt" style:font-size-asian="40pt" style:font-size-complex="40pt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paragraph-properties fo:margin-left="0cm" fo:margin-right="0cm" fo:margin-top="0.2cm" fo:margin-bottom="0cm" fo:line-height="90%" fo:text-align="start" fo:text-indent="0cm"/>
    </style:style>
    <style:style style:name="P7" style:family="paragraph">
      <style:text-properties style:font-name="Noto Sans Mono CJK SC Regular" fo:font-size="32pt" fo:font-weight="normal" style:font-name-asian="Noto Sans Mono CJK SC Regular" style:font-size-asian="32pt" style:font-weight-asian="normal" style:font-size-complex="32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bitmap" draw:fill-image-name="_35__20_Percent"/>
      <style:paragraph-properties fo:text-align="center"/>
      <style:text-properties fo:font-size="26pt" style:font-size-asian="26pt" style:font-size-complex="26pt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paragraph-properties fo:margin-top="0.3cm" fo:margin-bottom="0cm"/>
    </style:style>
    <style:style style:name="P12" style:family="paragraph">
      <style:paragraph-properties fo:margin-top="0.3cm" fo:margin-bottom="0cm"/>
      <style:text-properties fo:font-size="30pt" fo:font-weight="normal" style:font-size-asian="30pt" style:font-weight-asian="normal" style:font-size-complex="30pt" style:font-weight-complex="normal"/>
    </style:style>
    <style:style style:name="P13" style:family="paragraph">
      <loext:graphic-properties draw:fill="bitmap" draw:fill-image-name="_35__20_Percent"/>
      <style:paragraph-properties fo:text-align="center"/>
      <style:text-properties style:font-name="Courier 10 Pitch" fo:font-size="28pt" style:font-size-asian="28pt" style:font-size-complex="28pt"/>
    </style:style>
    <style:style style:name="P14" style:family="paragraph">
      <style:paragraph-properties fo:margin-top="0.2cm" fo:margin-bottom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variant="normal" fo:text-transform="none" style:text-line-through-style="none" style:text-line-through-type="none" style:text-position="0% 100%" style:font-name="Noto Sans Mono CJK SC Regular" fo:font-size="32pt" fo:letter-spacing="normal" fo:font-style="normal" style:text-underline-style="none" fo:font-weight="normal" style:font-name-asian="Noto Sans Mono CJK SC Regular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94070a" fo:font-size="28pt" style:font-size-asian="28pt" style:font-size-complex="28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30pt" fo:font-weight="normal" style:font-size-asian="30pt" style:font-weight-asian="normal" style:font-size-complex="30pt" style:font-weight-complex="normal"/>
    </style:style>
    <style:style style:name="T7" style:family="text">
      <style:text-properties fo:color="#ce181e"/>
    </style:style>
    <style:style style:name="T8" style:family="text">
      <style:text-properties style:font-name="Courier 10 Pitch" fo:font-size="28pt" style:font-size-asian="28pt" style:font-size-complex="28pt"/>
    </style:style>
    <style:style style:name="T9" style:family="text">
      <style:text-properties fo:color="#ce181e" style:font-name="Courier 10 Pitch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微信公众号接口开发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素材管理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text-style-name="P4" draw:layer="layout" svg:width="25.199cm" svg:height="2.172cm" svg:x="1.4cm" svg:y="0.628cm" presentation:class="title">
          <draw:text-box>
            <text:p text:style-name="P3"><text:span text:style-name="T1">微信素材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微信素材分为两种类型：永久素材和临时素材。</text:p>
              </text:list-item>
              <text:list-item>
                <text:p>通过临时素材上传接口获取的素材media_id只有3天有效期。</text:p>
              </text:list-item>
              <text:list-item>
                <text:p>永久素材会一直存在，除非手动删除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素材分类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2">图片</text:span></text:p>
              </text:list-item>
              <text:list-item>
                <text:p text:style-name="P6"><text:span text:style-name="T2">视频</text:span></text:p>
              </text:list-item>
              <text:list-item>
                <text:p text:style-name="P6"><text:span text:style-name="T2">语音</text:span></text:p>
              </text:list-item>
              <text:list-item>
                <text:p text:style-name="P6"><text:span text:style-name="T2">缩略图</text:span></text:p>
              </text:list-item>
              <text:list-item>
                <text:p text:style-name="P6"><text:span text:style-name="T2">图文</text:span></text:p>
              </text:list-item>
            </text:list>
          </draw:text-box>
        </draw:frame>
        <draw:line draw:style-name="gr2" draw:text-style-name="P8" draw:layer="layout" svg:x1="12.4cm" svg:y1="11.3cm" svg:x2="4.8cm" svg:y2="11.3cm">
          <text:p/>
        </draw:line>
        <draw:custom-shape draw:style-name="gr3" draw:text-style-name="P9" draw:layer="layout" svg:width="14.199cm" svg:height="8.4cm" svg:x="12.4cm" svg:y="5.2cm">
          <text:p text:style-name="P1"><text:span text:style-name="T3">图文素材比较特殊，</text:span></text:p>
          <text:p text:style-name="P1"><text:span text:style-name="T3">创建图文素材就是通过</text:span></text:p>
          <text:p text:style-name="P1"><text:span text:style-name="T3">POST</text:span><text:span text:style-name="T3">请求提交文本数据，</text:span></text:p>
          <text:p text:style-name="P1"><text:span text:style-name="T3">并不涉及上传图片等操作。</text:span></text:p>
          <text:p text:style-name="P1"><text:span text:style-name="T4">图文素材作为单独的章节讲解。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微信官方对素材的数量限制</text:p>
          </draw:text-box>
        </draw:frame>
        <draw:frame presentation:style-name="pr5" draw:text-style-name="P10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5">图文素材和图片数量上限为：</text:span><text:span text:style-name="T5">5000</text:span><text:span text:style-name="T5">。</text:span></text:p>
              </text:list-item>
              <text:list-item>
                <text:p><text:span text:style-name="T5">其他类型上限：</text:span><text:span text:style-name="T5">1000</text:span><text:span text:style-name="T5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微信官方对素材格式和大小的限制</text:p>
          </draw:text-box>
        </draw:frame>
        <draw:frame presentation:style-name="pr5" draw:text-style-name="P12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11"><text:span text:style-name="T6">图片：</text:span><text:span text:style-name="T6">2M</text:span><text:span text:style-name="T6">，支持格式</text:span><text:span text:style-name="T6">bmp/png/jpeg/jpg/gif</text:span></text:p>
              </text:list-item>
              <text:list-item>
                <text:p text:style-name="P11"><text:span text:style-name="T6">语音：</text:span><text:span text:style-name="T6">2M</text:span><text:span text:style-name="T6">，播放</text:span><text:span text:style-name="T6">60s</text:span><text:span text:style-name="T6">以内，支持格式</text:span><text:span text:style-name="T6">mp3/wma/</text:span><text:span text:style-name="T6">wav/amr</text:span></text:p>
              </text:list-item>
              <text:list-item>
                <text:p text:style-name="P11"><text:span text:style-name="T6">视频：</text:span><text:span text:style-name="T6">10M</text:span><text:span text:style-name="T6">，</text:span><text:span text:style-name="T6">mp4</text:span><text:span text:style-name="T6">格式</text:span></text:p>
              </text:list-item>
              <text:list-item>
                <text:p text:style-name="P11"><text:span text:style-name="T6">缩略图：</text:span><text:span text:style-name="T6">64K</text:span><text:span text:style-name="T6">，</text:span><text:span text:style-name="T6">jpg</text:span><text:span text:style-name="T6">格式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注意事项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永久图片素材新增后，将带有URL返回给开发者，开发者可以在腾讯系域名内使用。</text:p>
              </text:list-item>
              <text:list-item>
                <text:p>腾讯系域名外使用，图片将被屏蔽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上传素材的接口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https://api.weixin.qq.com/cgi-bin/material/add_material?<text:span text:style-name="T7">access_token</text:span>=ACCESS_TOKEN&amp;<text:span text:style-name="T7">type</text:span>=TYPE</text:p>
              </text:list-item>
              <text:list-item>
                <text:p>请求类型：POST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参数说明</text:p>
          </draw:text-box>
        </draw:frame>
        <draw:frame draw:style-name="gr4" draw:text-style-name="P8" draw:layer="layout" svg:width="27.889cm" svg:height="5.036cm" svg:x="0.111cm" svg:y="2.919cm">
          <draw:image xlink:href="Pictures/1000000000000479000000CEF3DB0FDCAF557DA6.png" xlink:type="simple" xlink:show="embed" xlink:actuate="onLoad">
            <text:p/>
          </draw:image>
        </draw:frame>
        <draw:line draw:style-name="gr5" draw:text-style-name="P8" draw:layer="layout" svg:x1="5.4cm" svg:y1="12.2cm" svg:x2="1.2cm" svg:y2="7.6cm">
          <text:p/>
        </draw:line>
        <draw:custom-shape draw:style-name="gr6" draw:text-style-name="P13" draw:layer="layout" svg:width="21.2cm" svg:height="5.6cm" svg:x="5.4cm" svg:y="9.2cm">
          <text:p text:style-name="P1"><text:span text:style-name="T8">media</text:span><text:span text:style-name="T8">是上传文件时的</text:span><text:span text:style-name="T8">name</text:span><text:span text:style-name="T8">属性，</text:span></text:p>
          <text:p text:style-name="P1"><text:span text:style-name="T8">对于前端的领域来说，就是：</text:span></text:p>
          <text:p text:style-name="P1"><text:span text:style-name="T8">&lt;input type=”file” name=”</text:span><text:span text:style-name="T9">media</text:span><text:span text:style-name="T8">”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成功返回值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1">{</text:p>
                <text:p text:style-name="P11"><text:s text:c="2"/>"media_id":MEDIA_ID,</text:p>
                <text:p text:style-name="P11"><text:s text:c="2"/>"url":URL</text:p>
                <text:p text:style-name="P11">}</text:p>
              </text:list-item>
              <text:list-item>
                <text:p>media_id是素材的唯一ID，URL只有图片素材才有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失败返回值示例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{"errcode":40007,"errmsg":"invalid media_id"}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 presentation:user-transformed="true">
          <draw:text-box>
            <text:p>上传视频素材</text:p>
          </draw:text-box>
        </draw:frame>
        <draw:frame presentation:style-name="pr5" draw:text-style-name="P14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 text:style-name="P14">上传视频素材需要附带以下数据：</text:p>
                <text:p text:style-name="P14">{</text:p>
                <text:p text:style-name="P14"><text:s text:c="4"/>"title" : VIDEO_TITLE,</text:p>
                <text:p text:style-name="P14"><text:s text:c="4"/>"introduction" : INTRODUCTION</text:p>
                <text:p text:style-name="P14">}</text:p>
              </text:list-item>
              <text:list-item>
                <text:p text:style-name="P14">name属性值：descrip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获取素材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ttps://api.weixin.qq.com/cgi-bin/material/get_material?access_token=ACCESS_TOKEN</text:p>
              </text:list-item>
              <text:list-item>
                <text:p>请求类型：PO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获取素材POST提交的参数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{</text:p>
                <text:p>"media_id":MEDIA_ID</text:p>
                <text:p>}</text:p>
              </text:list-item>
              <text:list-item>
                <text:p>请求头Content-Type：</text:p>
                <text:p>text/pla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练习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获取素材总数。</text:p>
              </text:list-item>
              <text:list-item>
                <text:p>获取素材列表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Courier 10 Pitch" svg:font-family="'Courier 10 Pitch'" style:font-adornments="Roman" style:font-pitch="fixed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SC Regular" svg:font-family="'Noto Sans Mono CJK SC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3:02:56.033220337</meta:creation-date>
    <dc:date>2019-03-17T20:02:31.598699698</dc:date>
    <meta:editing-duration>PT4H9S</meta:editing-duration>
    <meta:editing-cycles>84</meta:editing-cycles>
    <meta:generator>LibreOffice/6.0.7.3$Linux_X86_64 LibreOffice_project/00m0$Build-3</meta:generator>
    <meta:document-statistic meta:object-count="81"/>
  </office:meta>
</office:document-meta>
</file>